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ustismo" svg:font-family="Dustismo" style:font-pitch="variable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0.88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700b8" style:text-align-source="fix" style:repeat-content="false" fo:border="0.06pt solid #000000"/>
      <style:paragraph-properties fo:text-align="start" fo:margin-left="0cm"/>
      <style:text-properties fo:color="#ffffff" style:font-name="Dustism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4700b8" style:text-align-source="fix" style:repeat-content="false" fo:border="0.06pt solid #000000"/>
      <style:paragraph-properties fo:text-align="start" fo:margin-left="0cm"/>
      <style:text-properties fo:color="#ffffff" style:font-name="Dustismo" fo:font-size="14pt" fo:language="en" fo:country="US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4700b8" style:text-align-source="fix" style:repeat-content="false" fo:border="0.06pt solid #000000" style:vertical-align="middle"/>
      <style:paragraph-properties fo:text-align="center" fo:margin-left="0cm"/>
      <style:text-properties fo:color="#ffffff" style:font-name="Dustism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style:font-name="Lohit Bengali" fo:font-size="12pt" style:text-underline-style="none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style:font-name="Lohit Bengali" fo:font-size="12pt" style:font-size-asian="12pt" style:font-size-complex="12pt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cm"/>
      <style:text-properties style:font-name="Lohit Bengali" fo:font-size="12pt" style:font-name-asian="WenQuanYi Micro Hei" style:font-size-asian="12pt" style:font-name-complex="Lohit Hindi" style:font-size-complex="12pt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Code</text:p>
          </table:table-cell>
          <table:table-cell table:style-name="ce4" office:value-type="string">
            <text:p>UC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Name</text:p>
          </table:table-cell>
          <table:table-cell table:style-name="ce4" office:value-type="string">
            <text:p>Register on the syste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Author</text:p>
          </table:table-cell>
          <table:table-cell table:style-name="ce5" office:value-type="string">
            <text:p>Sergio Baena López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Date</text:p>
          </table:table-cell>
          <table:table-cell table:style-name="ce5"/>
          <table:table-cell/>
          <table:table-cell table:style-name="ce8"/>
        </table:table-row>
        <table:table-row table:style-name="ro1">
          <table:table-cell table:number-columns-repeated="3"/>
          <table:table-cell table:style-name="ce1" office:value-type="string">
            <text:p>Description</text:p>
          </table:table-cell>
          <table:table-cell table:style-name="ce6" office:value-type="string">
            <text:p>Register as a new user in the system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Actors</text:p>
          </table:table-cell>
          <table:table-cell table:style-name="ce5" office:value-type="string">
            <text:p>Unauthenticated user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>
            <text:p>Preconditions</text:p>
          </table:table-cell>
          <table:table-cell table:style-name="ce5" office:value-type="string">
            <text:p>Nothing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table:number-columns-spanned="1" table:number-rows-spanned="4">
            <text:p>Normal flow</text:p>
          </table:table-cell>
          <table:table-cell table:style-name="ce5" office:value-type="string">
            <text:p>1. The actor requesting registration option.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1"/>
          <table:table-cell table:style-name="ce4" office:value-type="string">
            <text:p>2. The system displays a registration form.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2"/>
          <table:table-cell table:style-name="ce4" office:value-type="string">
            <text:p>3. The actor fill out the form by typing in text fields: the name, surnames, username, password,</text:p>
          </table:table-cell>
          <table:table-cell table:number-columns-repeated="2"/>
        </table:table-row>
        <table:table-row table:style-name="ro1">
          <table:table-cell table:number-columns-repeated="3"/>
          <table:covered-table-cell table:style-name="ce2"/>
          <table:table-cell table:style-name="ce5"/>
          <table:table-cell table:style-name="ce7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Alternative flow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>
            <text:p>Postconditions</text:p>
          </table:table-cell>
          <table:table-cell table:style-name="ce5"/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ustismo" svg:font-family="Dustismo" style:font-pitch="variable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0:17:08</meta:creation-date>
    <dc:date>2014-05-06T22:36:09</dc:date>
    <dc:creator>Sergio </dc:creator>
    <meta:editing-duration>PT2H53S</meta:editing-duration>
    <meta:editing-cycles>16</meta:editing-cycles>
    <meta:generator>LibreOffice/3.5$Linux_X86_64 LibreOffice_project/350m1$Build-2</meta:generator>
    <meta:document-statistic meta:table-count="3" meta:cell-count="19" meta:object-count="0"/>
  </office:meta>
</office:document-meta>
</file>